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nsolas" svg:font-family="Consolas" style:font-family-generic="modern" style:font-pitch="fixed" svg:panose-1="2 11 6 9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paragraph-properties fo:margin-left="0.5in">
        <style:tab-stops/>
      </style:paragraph-properties>
    </style:style>
    <style:style style:name="T21" style:parent-style-name="DefaultParagraphFont" style:family="text">
      <style:text-properties fo:font-size="18pt" style:font-size-asian="18pt" style:font-size-complex="18pt"/>
    </style:style>
  </office:automatic-styles>
  <office:body>
    <office:text text:use-soft-page-breaks="true">
      <text:p text:style-name="P1">How to Create a Multi-signature Offline Wallet with Bitcoin Core</text:p>
      <text:p text:style-name="Subtitle">aka Scriptless Yeti Cold</text:p>
      <text:p text:style-name="Textbody"/>
      <text:h text:style-name="Heading1" text:outline-level="1">Why Bitcoin Core?</text:h>
      <text:p text:style-name="Textbody">Bitcoin Core is the most reviewed open source software in Bitcoin. It is the reference implementation and contains the<text:s/>consensus code. The review process for changes is the most through since billions of dollars depend on its security.</text:p>
      <text:h text:style-name="Heading1" text:outline-level="1">Why Generic Hardware?</text:h>
      <text:p text:style-name="Textbody">Hardware specifically intended to store bitcoins requires trusting everyone from engineering to manufacturing to shipping to fail to see or take the opportunity to compromise the devices to steal bitcoins. Compromising general purpose hardware has a higher cost and smaller return since a much less of the units sold ever will hold or create bitcoin private keys. Further,<text:s/>customer details have been stolen in recent hacks and users of hardware wallets have received threatening email, texts and calls. Finally Code running on secure elements in Hardware wallets cannot be verified and so there is no guarantee it does only what<text:s/>the vendor claims. Larger teams work on and review the security of open source operating systems like Linux than all hardware wallet teams combined and the integrity of the software can be verified.<text:line-break/><text:line-break/>For a full review of the problems associated with your Hardware Wallet and why you should choose this guide or Yeti rather than buying a Hardware Wallet, read this:<text:s/><text:a xlink:href="https://robertspigler.wixsite.com/blog/in-defense-of-my-attack-on-hardware" office:target-frame-name="_top" xlink:show="replace"><text:span text:style-name="Hyperlink">https://robertspigler.wixsite.com/blog/in-defense-of-my-attack-on-hardware</text:span></text:a></text:p>
      <text:h text:style-name="Heading1" text:outline-level="1">Step One: Gather Required Equipment Things you will need:</text:h>
      <text:list text:style-name="LFO1" text:continue-numbering="true">
        <text:list-item>
          <text:p text:style-name="P2">1 Laptop that can run Ubuntu and Bitcoin Core, preferably with a CD-R burner, a 500GB+ SSD drive and 8GB RAM.</text:p>
          <text:list text:continue-numbering="true">
            <text:list-item>
              <text:p text:style-name="P3">Almost any laptop made for Windows will work, but if one of your laptops has an SSD type drive some steps will take a few hours instead of a few<text:s/>days.</text:p>
            </text:list-item>
            <text:list-item>
              <text:p text:style-name="P4"><text:s/>Laptops without SSD drives cost about $150 USD and laptops with SSD drives cost about $200 USD.</text:p>
            </text:list-item>
          </text:list>
        </text:list-item>
        <text:list-item>
          <text:p text:style-name="P5">1 or 4-7 additional Laptops that can run Tails, preferably with a CD-R burner. (optional)</text:p>
          <text:list text:continue-numbering="true">
            <text:list-item>
              <text:p text:style-name="P6">Tails has lower system requirements: 2 GB RAM needed and a 64-bit CPU.</text:p>
            </text:list-item>
            <text:list-item>
              <text:p text:style-name="P7">Most computers less than 10 years old will work.</text:p>
            </text:list-item>
          </text:list>
        </text:list-item>
        <text:list-item>
          <text:p text:style-name="P8">If you have 2+ laptops, label one laptop "online" and the others "OFFLINE".</text:p>
        </text:list-item>
        <text:list-item>
          <text:p text:style-name="P9">A $15 CD-R burner for Each laptop without a built-in one.</text:p>
        </text:list-item>
        <text:list-item>
          <text:p text:style-name="P10">Potentially Required for some newer Laptops: 1 USB to<text:s/>Ethernet (preferred) or 1 USB wireless adapter that is compatible with Linux if your “online” laptop has no ethernet port and cannot see Wireless networks once running Ubuntu.</text:p>
        </text:list-item>
        <text:list-item>
          <text:p text:style-name="P11">A stack of 16-25 CD-R discs</text:p>
        </text:list-item>
        <text:list-item>
          <text:p text:style-name="P12">A DVD-R disc or 8+GB flash drive, labeled “Tails”</text:p>
        </text:list-item>
        <text:list-item>
          <text:p text:style-name="P13">A<text:s/>DVD-R disc or 4+GB flash drive, labeled “Ubuntu”</text:p>
        </text:list-item>
        <text:list-item>
          <text:p text:style-name="P14">Paper</text:p>
        </text:list-item>
        <text:list-item>
          <text:p text:style-name="P15">A Comfortable Ball point Pen or #2, #2.5 or #3 pencil and a sharpener</text:p>
        </text:list-item>
        <text:list-item>
          <text:p text:style-name="P16">A Private Location free from spies, wiretaps and cameras (keep shit low profile, fool)</text:p>
        </text:list-item>
        <text:list-item>
          <text:p text:style-name="P17">Carbon Paper (recommended)</text:p>
        </text:list-item>
        <text:list-item>
          <text:p text:style-name="P18">Box of 32, 64, 128 or 256 dimes (optional)</text:p>
        </text:list-item>
        <text:list-item>
          <text:p text:style-name="P19">2 cotton gloves for keeping fingerprints off your tools and seed backups (optional)</text:p>
        </text:list-item>
      </text:list>
      <text:p text:style-name="P20"/>
      <text:h text:style-name="Heading1" text:outline-level="1">Step One: Download Ubuntu and Bitcoin Core v0.21</text:h>
      <text:p text:style-name="Textbody">Ubuntu can be found here:<text:s/><text:a xlink:href="https://ubuntu.com/download/desktop" office:target-frame-name="_top" xlink:show="replace"><text:span text:style-name="Hyperlink">https://ubuntu.co</text:span><text:span text:style-name="Hyperlink">m/download/desktop</text:span></text:a></text:p>
      <text:p text:style-name="Textbody">Bitcoin Core v0.21 can be found here<text:s/><text:a xlink:href="https://bitcoincore.org/bin/bitcoin-core-0.21.0/" office:target-frame-name="_top" xlink:show="replace">https://bitcoincore.org/bin/bitcoin-core-0.21.0/</text:a></text:p>
      <text:p text:style-name="Textbody">I am using the “test.rc5” version for this guide but higher versions or the final v0.21 release will also be fine.</text:p>
      <text:p text:style-name="Textbody">Download the file ending in “-x86 64-linux-gnu.tar.gz” such as this one:<text:s/><text:a xlink:href="https://bitcoincore.org/bin/bitcoin-core-0.21.0/test.rc5/bitcoin-0.21.0rc5-x86_64-linux-gnu.tar.gz" office:target-frame-name="_top" xlink:show="replace"><text:span text:style-name="Hyperlink">bitcoin-0.21.0rc5-x86_64-linux-gnu.ta</text:span><text:span text:style-name="Hyperlink">r.gz</text:span></text:a></text:p>
      <text:p text:style-name="Textbody">As well as the file titled: SHA256SUMS.asc</text:p>
      <text:p text:style-name="Textbody">While these download, backup any files you may need from the old laptops as they will be erased completely during installation.</text:p>
      <text:p text:style-name="Textbody"/>
      <text:h text:style-name="Heading1" text:outline-level="1">Step Two: Burn the ubuntu .iso file to a DVD-R or USB flash</text:h>
      <text:p text:style-name="Textbody">Rufus is a good way<text:s/>to do this on Windows.<text:s/><text:a xlink:href="https://rufus.ie/downloads/" office:target-frame-name="_top" xlink:show="replace"><text:span text:style-name="Hyperlink">https://rufus.ie/downloads/</text:span></text:a></text:p>
      <text:p text:style-name="Textbody">A trustworthy installation Guide can be found here:<text:s/><text:a xlink:href="https://tutorials.ubuntu.com/tutorial/tutorial-install-ubuntu-desktop%230" office:target-frame-name="_top" xlink:show="replace"><text:span text:style-name="Hyperlink">https://tutorials.ubuntu.com/tutorial/tutorial-install-ubuntu-desktop#0</text:span></text:a></text:p>
      <text:soft-page-break/>
      <text:p text:style-name="Textbody">Rufus is a good way to do this on Windows. https://rufus.ie/downloads/</text:p>
      <text:p text:style-name="Textbody">Place Bitcoin Core’s “bitcoin-0.21.0rc5-x86_64-linux-gnu.tar.gz” file and “SHA256SUMS.asc” onto this Ubuntu install disc or USB Flash drive.</text:p>
      <text:p text:style-name="Textbody">Power off the laptop labeled “online”.</text:p>
      <text:h text:style-name="Heading1" text:outline-level="1">S</text:h>
      <text:p text:style-name="Textbody"/>
      <text:h text:style-name="Heading1" text:outline-level="1">Step Three: Disable<text:s/><text:span text:style-name="T21">Adapters &amp; Install Ubuntu</text:span></text:h>
      <text:p text:style-name="Standard">Power on while repeatedly pressing your<text:s/>specific laptops’ BIOS menu key, first select the DVD-R or USB you’ve put Ubuntu on as first boot priority, then locate any settings to disable the wireless, ethernet &amp; bluetooth adapters if you can find them. Save and Exit. <text:s/>If they aren’t there, we will<text:s/>turn them off in linux in next step.</text:p>
      <text:p text:style-name="Standard"/>
      <text:p text:style-name="Textbody">Save and follow all instructions on screen for a Full installation of Ubuntu that erases All existing partitions and discs on the laptop.</text:p>
      <text:p text:style-name="Textbody"/>
      <text:h text:style-name="Heading1" text:outline-level="1">Step Four: Airgap the Laptop &amp; Install Bitcoin core</text:h>
      <text:p text:style-name="Textbody">Be sure to verify SHA256 checksum of each downloaded file.</text:p>
      <text:p text:style-name="Textbody">Copy Bitcoin core’s tar.gz file into your home directory and then remove the removable media.</text:p>
      <text:p text:style-name="Textbody">Select airplane mode to disable the networking. <text:s/>BOOT INTO AIRPLANE MODE?</text:p>
      <text:p text:style-name="Textbody">If you want to be positive you never accidentally turn this devices radios back on, use linux network manager to forgetnetworks.</text:p>
      <text:p text:style-name="Textbody">Unpack Bitcoin core in the Home directory.</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nsolas" svg:font-family="Consolas" style:font-family-generic="modern" style:font-pitch="fixed" svg:panose-1="2 11 6 9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text-properties style:font-name="Consolas" style:font-name-complex="Mangal" fo:font-size="10pt" style:font-size-asian="10pt" style:font-size-complex="9pt" fo:hyphenate="false"/>
    </style:style>
    <style:style style:name="HTMLPreformattedChar" style:display-name="HTML Preformatted Char" style:family="text" style:parent-style-name="DefaultParagraphFont">
      <style:text-properties style:font-name="Consolas" style:font-name-complex="Mangal" fo:font-size="10pt" style:font-size-asian="10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lvador</meta:initial-creator>
    <dc:creator>Salvador</dc:creator>
    <meta:creation-date>2021-01-12T10:06:00Z</meta:creation-date>
    <dc:date>2021-01-14T07:17:00Z</dc:date>
    <meta:template xlink:href="Normal.dotm" xlink:type="simple"/>
    <meta:editing-cycles>3</meta:editing-cycles>
    <meta:editing-duration>PT81540S</meta:editing-duration>
    <meta:document-statistic meta:page-count="3" meta:paragraph-count="10" meta:word-count="808" meta:character-count="5405" meta:row-count="38" meta:non-whitespace-character-count="4607"/>
  </office:meta>
</office:document-meta>
</file>